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84-编写web接口文档"/>Web接口文档</text:h>
      <text:p text:style-name="Standard"/>
      <text:list xml:id="list9165306260903733720" text:style-name="L1">
        <text:list-item>
          <text:p text:style-name="P1">发布会接口 </text:p>
        </text:list-item>
      </text:list>
      <text:p text:style-name="Text_20_body"><draw:frame draw:style-name="fr1" draw:name="图像1" text:anchor-type="as-char" svg:width="16.803cm" svg:height="12.384cm" draw:z-index="0"><draw:image xlink:href="http://img.blog.csdn.net/20170720224306208?watermark/2/text/aHR0cDovL2Jsb2cuY3Nkbi5uZXQvemhhb3h6MTk4NQ==/font/5a6L5L2T/fontsize/400/fill/I0JBQkFCMA==/dissolve/70/gravity/SouthEast" xlink:type="simple" xlink:show="embed" xlink:actuate="onLoad"/><svg:title>这里写图片描述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5:42:13.759674961</meta:creation-date>
    <dc:date>2017-09-29T15:43:49.048788904</dc:date>
    <meta:editing-duration>PT1M36S</meta:editing-duration>
    <meta:editing-cycles>1</meta:editing-cycles>
    <meta:document-statistic meta:table-count="0" meta:image-count="1" meta:object-count="0" meta:page-count="1" meta:paragraph-count="3" meta:word-count="11" meta:character-count="15" meta:non-whitespace-character-count="14"/>
    <meta:generator>LibreOffice/5.1.6.2$Linux_x86 LibreOffice_project/10m0$Build-2</meta:generator>
  </office:meta>
</office:document-meta>
</file>